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ionFromIterator.EnumerationFromIterator( Iterator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s.parseName( String 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EnumerationFrom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questParameters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Parameters.getParame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eters.getParameter( String 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eters.RequestParameters( String query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umerationFromIterato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s.se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ameters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